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47.0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35.04pt"/>
    </style:style>
    <style:style style:name="co21" style:family="table-column">
      <style:table-column-properties fo:break-before="auto" style:column-width="33.1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40.41pt"/>
    </style:style>
    <style:style style:name="co24" style:family="table-column">
      <style:table-column-properties fo:break-before="auto" style:column-width="91.8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53.96pt"/>
    </style:style>
    <style:style style:name="co28" style:family="table-column">
      <style:table-column-properties fo:break-before="auto" style:column-width="33.96pt"/>
    </style:style>
    <style:style style:name="co29" style:family="table-column">
      <style:table-column-properties fo:break-before="auto" style:column-width="297.01pt"/>
    </style:style>
    <style:style style:name="co30" style:family="table-column">
      <style:table-column-properties fo:break-before="auto" style:column-width="40.9pt"/>
    </style:style>
    <style:style style:name="co31" style:family="table-column">
      <style:table-column-properties fo:break-before="auto" style:column-width="115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91.05pt"/>
    </style:style>
    <style:style style:name="co34" style:family="table-column">
      <style:table-column-properties fo:break-before="auto" style:column-width="50.94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52.44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53.2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189.89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4.2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69pt" fo:break-before="auto" style:use-optimal-row-height="true"/>
    </style:style>
    <style:style style:name="ro16" style:family="table-row">
      <style:table-row-properties style:row-height="13.75pt" fo:break-before="auto" style:use-optimal-row-height="true"/>
    </style:style>
    <style:style style:name="ro17" style:family="table-row">
      <style:table-row-properties style:row-height="24.01pt" fo:break-before="auto" style:use-optimal-row-height="true"/>
    </style:style>
    <style:style style:name="ro18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1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1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2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13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2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2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6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2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12" table:number-rows-repeated="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uild_a_team" table:style-name="ta1"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9"/>
        </table:table-row>
        <table:table-row table:style-name="ro4">
          <table:table-cell table:style-name="ce25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 table:number-columns-repeated="11"/>
          <table:table-cell table:style-name="ce101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56" table:number-columns-repeated="10"/>
          <table:table-cell table:style-name="ce10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256" table:number-columns-repeated="10"/>
          <table:table-cell table:style-name="ce10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number-columns-repeated="10"/>
          <table:table-cell table:style-name="ce22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1009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2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2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2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2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2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104757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2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3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2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number-columns-repeated="12"/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number-columns-repeated="12"/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4">
          <table:table-cell table:style-name="Default" table:number-columns-repeated="5"/>
          <table:table-cell table:number-columns-repeated="1019"/>
        </table:table-row>
        <table:table-row table:style-name="ro16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number-columns-repeated="12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6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number-columns-repeated="12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2" table:number-rows-repeated="2">
          <table:table-cell table:style-name="Default"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2">
          <table:table-cell table:number-columns-repeated="2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256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256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256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2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2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2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2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2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2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2" table:number-rows-repeated="149">
          <table:table-cell/>
          <table:table-cell table:style-name="ce158"/>
          <table:table-cell table:number-columns-repeated="16"/>
        </table:table-row>
        <table:table-row table:style-name="ro12" table:number-rows-repeated="1048386">
          <table:table-cell table:number-columns-repeated="18"/>
        </table:table-row>
        <table:table-row table:style-name="ro12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100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256" office:value-type="string" calcext:value-type="string" table:number-columns-spanned="3" table:number-rows-spanned="1">
            <text:p>Day to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100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256" office:value-type="string" calcext:value-type="string" table:number-columns-spanned="3" table:number-rows-spanned="1">
            <text:p>Drip It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100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8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8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12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1005"/>
        </table:table-row>
        <table:table-row table:style-name="ro12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12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12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12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12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1004"/>
        </table:table-row>
        <table:table-row table:style-name="ro12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12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12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12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1005"/>
        </table:table-row>
        <table:table-row table:style-name="ro12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104838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12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relationships" table:style-name="ta1"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256" table:number-columns-repeated="12"/>
          <table:table-cell table:style-name="ce101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256" table:number-columns-repeated="11"/>
          <table:table-cell table:style-name="ce10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256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1:08:42.779134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4-19T14:27:37.665344883</dc:date>
    <meta:editing-duration>P98DT7H57M47S</meta:editing-duration>
    <meta:editing-cycles>1367</meta:editing-cycles>
    <meta:document-statistic meta:table-count="11" meta:cell-count="2613" meta:object-count="0"/>
  </office:meta>
</office:document-meta>
</file>